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0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4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09cm" fo:min-width="0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43cm" fo:min-width="0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64" style:family="graphic" style:parent-style-name="objectwithoutfill">
      <style:graphic-properties draw:stroke="dash" draw:stroke-dash="Fine_20_Dashe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982cm" fo:min-width="12.896cm" fo:padding-top="0.142cm" fo:padding-bottom="0.142cm" fo:padding-left="0.267cm" fo:padding-right="0.267cm"/>
    </style:style>
    <style:style style:name="gr66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7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229cm" fo:min-width="3.066cm" fo:padding-top="0.142cm" fo:padding-bottom="0.142cm" fo:padding-left="0.267cm" fo:padding-right="0.267cm"/>
    </style:style>
    <style:style style:name="gr68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73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74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75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76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77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962cm"/>
    </style:style>
    <style:style style:name="gr78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59cm"/>
    </style:style>
    <style:style style:name="gr79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80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1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2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77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0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.95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2.04cm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24cm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7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08cm"/>
    </style:style>
    <style:style style:name="gr91" style:family="graphic" style:parent-style-name="standard">
      <style:graphic-properties draw:fill-color="#cccccc" draw:textarea-vertical-align="middle" draw:auto-grow-height="false" fo:min-height="2.056cm" fo:min-width="1.024cm"/>
    </style:style>
    <style:style style:name="gr92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93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94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95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96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56cm" fo:min-width="1.024cm" fo:padding-top="0.142cm" fo:padding-bottom="0.142cm" fo:padding-left="0.267cm" fo:padding-right="0.267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cm"/>
    </style:style>
    <style:style style:name="gr98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95cm" fo:min-width="0.736cm" fo:padding-top="0.142cm" fo:padding-bottom="0.142cm" fo:padding-left="0.267cm" fo:padding-right="0.267cm"/>
    </style:style>
    <style:style style:name="gr99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1.184cm" fo:padding-top="0.142cm" fo:padding-bottom="0.142cm" fo:padding-left="0.267cm" fo:padding-right="0.26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26cm"/>
    </style:style>
    <style:style style:name="gr101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22cm" fo:min-width="0.99cm" fo:padding-top="0.142cm" fo:padding-bottom="0.142cm" fo:padding-left="0.267cm" fo:padding-right="0.267cm"/>
    </style:style>
    <style:style style:name="gr102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03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04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05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06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448cm" fo:min-width="3.66cm" fo:padding-top="0.142cm" fo:padding-bottom="0.142cm" fo:padding-left="0.267cm" fo:padding-right="0.267cm"/>
    </style:style>
    <style:style style:name="gr107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0.76cm" fo:min-width="2.91cm" fo:padding-top="0.142cm" fo:padding-bottom="0.142cm" fo:padding-left="0.267cm" fo:padding-right="0.267cm"/>
    </style:style>
    <style:style style:name="gr108" style:family="graphic" style:parent-style-name="objectwithoutfill">
      <style:graphic-properties svg:stroke-width="0.035cm" svg:stroke-color="#333333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loext:graphic-properties draw:fill-color="#ffdaa2"/>
      <style:paragraph-properties fo:text-align="center"/>
    </style:style>
    <style:style style:name="P3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3" style:family="paragraph">
      <loext:graphic-properties draw:fill-color="#f58220"/>
      <style:paragraph-properties fo:text-align="center"/>
    </style:style>
    <style:style style:name="P34" style:family="paragraph">
      <loext:graphic-properties draw:fill="solid" draw:fill-color="#fdb94d"/>
      <style:paragraph-properties fo:text-align="center"/>
    </style:style>
    <style:style style:name="P35" style:family="paragraph">
      <loext:graphic-properties draw:fill-color="#cccccc"/>
      <style:paragraph-properties fo:text-align="center"/>
    </style:style>
    <style:style style:name="P36" style:family="paragraph">
      <loext:graphic-properties draw:fill="solid" draw:fill-color="#add58a"/>
      <style:paragraph-properties fo:text-align="center"/>
    </style:style>
    <style:style style:name="P37" style:family="paragraph">
      <loext:graphic-properties draw:fill-color="#407927"/>
      <style:paragraph-properties fo:text-align="center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</style:style>
    <style:style style:name="P41" style:family="paragraph">
      <loext:graphic-properties draw:fill="none" draw:fill-color="#ffffff"/>
      <style:paragraph-properties fo:text-align="start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4" style:family="paragraph">
      <loext:graphic-properties draw:fill-color="#adc5e7"/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23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4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25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26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27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2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4.167cm" svg:height="1.505cm" svg:x="7.424cm" svg:y="2.502cm">
          <draw:text-box>
            <text:p text:style-name="P8"><text:span text:style-name="T8">Map </text:span></text:p>
            <text:p text:style-name="P8"><text:span text:style-name="T8">tasks</text:span></text:p>
          </draw:text-box>
        </draw:frame>
        <draw:frame draw:style-name="gr32" draw:text-style-name="P15" draw:layer="layout" svg:width="2.266cm" svg:height="0.947cm" svg:x="5.058cm" svg:y="2.502cm">
          <draw:text-box>
            <text:p text:style-name="P8"><text:span text:style-name="T8">Cores</text:span></text:p>
          </draw:text-box>
        </draw:frame>
        <draw:frame draw:style-name="gr32" draw:text-style-name="P15" draw:layer="layout" svg:width="4.741cm" svg:height="0.947cm" svg:x="10.845cm" svg:y="2.502cm">
          <draw:text-box>
            <text:p text:style-name="P8"><text:span text:style-name="T8">Crail</text:span></text:p>
          </draw:text-box>
        </draw:frame>
        <draw:frame draw:style-name="gr31" draw:text-style-name="P15" draw:layer="layout" svg:width="2.794cm" svg:height="1.505cm" svg:x="15.494cm" svg:y="2.502cm">
          <draw:text-box>
            <text:p text:style-name="P8"><text:span text:style-name="T8">Reduce</text:span></text:p>
            <text:p text:style-name="P8"><text:span text:style-name="T8">tasks</text:span></text:p>
          </draw:text-box>
        </draw:fram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90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1" draw:text-style-name="P7" draw:layer="layout" svg:x1="10.781cm" svg:y1="4.904cm" svg:x2="12.424cm" svg:y2="4.396cm">
          <text:p/>
        </draw:line>
        <draw:line draw:style-name="gr51" draw:text-style-name="P7" draw:layer="layout" svg:x1="10.781cm" svg:y1="4.904cm" svg:x2="12.424cm" svg:y2="6.174cm">
          <text:p/>
        </draw:line>
        <draw:line draw:style-name="gr51" draw:text-style-name="P7" draw:layer="layout" svg:x1="10.782cm" svg:y1="4.904cm" svg:x2="12.424cm" svg:y2="8.968cm">
          <text:p/>
        </draw:line>
        <draw:line draw:style-name="gr51" draw:text-style-name="P7" draw:layer="layout" svg:x1="10.784cm" svg:y1="6.508cm" svg:x2="12.636cm" svg:y2="4.904cm">
          <text:p/>
        </draw:line>
        <draw:line draw:style-name="gr51" draw:text-style-name="P7" draw:layer="layout" svg:x1="10.784cm" svg:y1="6.608cm" svg:x2="12.636cm" svg:y2="6.782cm">
          <text:p/>
        </draw:line>
        <draw:line draw:style-name="gr51" draw:text-style-name="P7" draw:layer="layout" svg:x1="10.784cm" svg:y1="6.608cm" svg:x2="12.637cm" svg:y2="9.576cm">
          <text:p/>
        </draw:line>
        <draw:line draw:style-name="gr51" draw:text-style-name="P7" draw:layer="layout" svg:x1="10.785cm" svg:y1="9.309cm" svg:x2="12.848cm" svg:y2="9.83cm">
          <text:p/>
        </draw:line>
        <draw:line draw:style-name="gr51" draw:text-style-name="P7" draw:layer="layout" svg:x1="10.786cm" svg:y1="9.31cm" svg:x2="12.848cm" svg:y2="7.29cm">
          <text:p/>
        </draw:line>
        <draw:line draw:style-name="gr51" draw:text-style-name="P7" draw:layer="layout" svg:x1="10.786cm" svg:y1="9.21cm" svg:x2="12.848cm" svg:y2="5.412cm">
          <text:p/>
        </draw:line>
        <draw:custom-shape draw:style-name="gr52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4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5" draw:text-style-name="P7" draw:layer="layout" svg:x1="13.185cm" svg:y1="9.984cm" svg:x2="11.807cm" svg:y2="10.7cm">
          <text:p/>
        </draw:line>
        <draw:frame draw:style-name="gr55" draw:text-style-name="P26" draw:layer="layout" svg:width="2.817cm" svg:height="0.997cm" svg:x="9.375cm" svg:y="10.687cm">
          <draw:text-box>
            <text:p text:style-name="P25"><text:span text:style-name="T8">CrailFile</text:span></text:p>
          </draw:text-box>
        </draw:frame>
        <draw:frame draw:style-name="gr31" draw:text-style-name="P15" draw:layer="layout" svg:width="4.249cm" svg:height="1.505cm" svg:x="12.007cm" svg:y="10.687cm">
          <draw:text-box>
            <text:p text:style-name="P8"><text:span text:style-name="T8">CrailMultiFil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4.572cm" svg:height="0.963cm" svg:x="16.364cm" svg:y="10.687cm">
          <draw:text-box>
            <text:p text:style-name="P25"><text:span text:style-name="T8">Sorted partition</text:span></text:p>
          </draw:text-box>
        </draw:frame>
        <draw:line draw:style-name="gr35" draw:text-style-name="P7" draw:layer="layout" svg:x1="18.695cm" svg:y1="9.497cm" svg:x2="19.203cm" svg:y2="10.767cm">
          <text:p/>
        </draw:lin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90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5" draw:text-style-name="P7" draw:layer="layout" svg:x1="13.185cm" svg:y1="9.984cm" svg:x2="11.807cm" svg:y2="10.7cm">
          <text:p/>
        </draw:line>
        <draw:frame draw:style-name="gr31" draw:text-style-name="P15" draw:layer="layout" svg:width="2.817cm" svg:height="1.505cm" svg:x="10.075cm" svg:y="10.788cm">
          <draw:text-box>
            <text:p text:style-name="P8"><text:span text:style-name="T8">Crail</text:span></text:p>
            <text:p text:style-name="P8"><text:span text:style-name="T8">File</text:span></text:p>
          </draw:text-box>
        </draw:frame>
        <draw:frame draw:style-name="gr31" draw:text-style-name="P15" draw:layer="layout" svg:width="4.249cm" svg:height="1.505cm" svg:x="12.007cm" svg:y="10.792cm">
          <draw:text-box>
            <text:p text:style-name="P8"><text:span text:style-name="T8">Crail</text:span></text:p>
            <text:p text:style-name="P8"><text:span text:style-name="T8">MultiFil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378cm" svg:height="1.505cm" svg:x="15.764cm" svg:y="10.787cm">
          <draw:text-box>
            <text:p text:style-name="P8"><text:span text:style-name="T8">reduce </text:span></text:p>
            <text:p text:style-name="P8"><text:span text:style-name="T8">tasks</text:span></text:p>
          </draw:text-box>
        </draw:fram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15" draw:layer="layout" svg:width="3.099cm" svg:height="1.505cm" svg:x="7.376cm" svg:y="10.788cm">
          <draw:text-box>
            <text:p text:style-name="P8"><text:span text:style-name="T8">map</text:span></text:p>
            <text:p text:style-name="P8"><text:span text:style-name="T8">tasks</text:span></text:p>
          </draw:text-box>
        </draw:frame>
        <draw:custom-shape draw:style-name="gr62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5" draw:text-style-name="P15" draw:layer="layout" svg:width="4.249cm" svg:height="0.997cm" svg:x="8.705cm" svg:y="2.282cm">
          <draw:text-box>
            <text:p text:style-name="P8"><text:span text:style-name="T8">append</text:span></text:p>
          </draw:text-box>
        </draw:frame>
        <draw:custom-shape draw:style-name="gr63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2.344cm" svg:height="1.505cm" svg:x="14.23cm" svg:y="2.615cm">
          <draw:text-box>
            <text:p text:style-name="P8"><text:span text:style-name="T8">parallel </text:span></text:p>
            <text:p text:style-name="P8"><text:span text:style-name="T8">read</text:span></text:p>
          </draw:text-box>
        </draw:frame>
        <draw:custom-shape draw:style-name="gr63" draw:text-style-name="P7" draw:layer="layout" svg:width="0.762cm" svg:height="0.762cm" svg:x="8.997cm" svg:y="2.3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4" draw:text-style-name="P7" draw:layer="layout" svg:width="4.341cm" svg:height="2.736cm" draw:transform="skewX (-0.24923301718479) rotate (0.497593369743583) translate (7.728cm 4.12cm)" svg:viewBox="0 0 4342 2737" svg:d="M0 0c3856 0 4342 2737 4342 2737">
          <text:p/>
        </draw:path>
        <draw:path draw:style-name="gr64" draw:text-style-name="P7" draw:layer="layout" svg:width="3.357cm" svg:height="2.006cm" draw:transform="skewX (-0.330914426178125) rotate (0.460243323750905) translate (8.57899992491589cm 4.08228234652513cm)" svg:viewBox="0 0 3358 2007" svg:d="M0 0c2980-1 3358 2007 3358 2007">
          <text:p/>
        </draw:path>
        <draw:path draw:style-name="gr64" draw:text-style-name="P7" draw:layer="layout" svg:width="1.813cm" svg:height="1.204cm" draw:transform="skewX (-0.147305788868322) rotate (0.543670061996234) translate (10.371cm 4.10086362205598cm)" svg:viewBox="0 0 1814 1205" svg:d="M0 0c1608 0 1814 1205 1814 1205">
          <text:p/>
        </draw:path>
        <draw:path draw:style-name="gr64" draw:text-style-name="P7" draw:layer="layout" svg:width="4.462cm" svg:height="1.244cm" draw:transform="rotate (0.000872664625997165) translate (8.236cm 4.672cm)" svg:viewBox="0 0 4463 1245" svg:d="M0 0c3857 1 4463 1245 4463 1245">
          <text:p/>
        </draw:path>
        <draw:path draw:style-name="gr64" draw:text-style-name="P7" draw:layer="layout" svg:width="3.922cm" svg:height="1.443cm" draw:transform="skewX (0.000698131700797732) rotate (0.0010471975511966) translate (9.159cm 4.473cm)" svg:viewBox="0 0 3923 1444" svg:d="M0 0c3390 0 3923 1444 3923 1444">
          <text:p/>
        </draw:path>
        <draw:path draw:style-name="gr64" draw:text-style-name="P7" draw:layer="layout" svg:width="2.547cm" svg:height="1.51cm" draw:transform="skewX (0.000698131700797731) rotate (0.0015707963267949) translate (10.786cm 4.406cm)" svg:viewBox="0 0 2548 1511" svg:d="M0 0c2202 0 2548 1511 2548 1511">
          <text:p/>
        </draw:path>
        <draw:path draw:style-name="gr64" draw:text-style-name="P7" draw:layer="layout" svg:width="6.138cm" svg:height="2.159cm" draw:transform="skewX (0.369137136796801) rotate (-0.291295452157854) translate (8.23600001457831cm 5.07999998123282cm)" svg:viewBox="0 0 6139 2160" svg:d="M0 0c5004 0 6139 2160 6139 2160">
          <text:p/>
        </draw:path>
        <draw:path draw:style-name="gr64" draw:text-style-name="P7" draw:layer="layout" svg:width="5.298cm" svg:height="2.126cm" draw:transform="skewX (0.244346095279206) rotate (-0.339117473662499) translate (9.16000000415681cm 5.07999999370304cm)" svg:viewBox="0 0 5299 2127" svg:d="M0 0c4320 0 5299 2127 5299 2127">
          <text:p/>
        </draw:path>
        <draw:path draw:style-name="gr64" draw:text-style-name="P7" draw:layer="layout" svg:width="3.546cm" svg:height="1.783cm" draw:transform="skewX (-0.00628318530717959) rotate (-0.45273840796733) translate (10.7860000504887cm 5.51099989452756cm)" svg:viewBox="0 0 3547 1784" svg:d="M0 0c2892-1 3547 1784 3547 1784">
          <text:p/>
        </draw:path>
        <presentation:notes draw:style-name="dp2">
          <draw:page-thumbnail draw:style-name="gr22" draw:layer="layout" svg:width="18.624cm" svg:height="10.476cm" svg:x="1.482cm" svg:y="2.123cm" draw:page-number="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style-name="gr65" draw:text-style-name="P31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custom-shape draw:style-name="gr66" draw:text-style-name="P31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1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1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1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3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3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3" draw:layer="layout" svg:width="1.419cm" svg:height="0.629cm" svg:x="3.599cm" svg:y="8.751cm">
          <text:p text:style-name="P8"><text:span text:style-name="T9">T</text:span><text:span text:style-name="T9">a</text:span><text:span text:style-name="T9">s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4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5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5" draw:text-style-name="P36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7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7" draw:text-style-name="P38" draw:layer="layout" svg:width="2.462cm" svg:height="0.806cm" svg:x="3.084cm" svg:y="7.758cm">
          <draw:text-box>
            <text:p><text:span text:style-name="T9">Executor</text:span></text:p>
          </draw:text-box>
        </draw:frame>
        <draw:frame draw:style-name="gr78" draw:text-style-name="P38" draw:layer="layout" svg:width="2.09cm" svg:height="0.806cm" svg:x="3.132cm" svg:y="6.912cm">
          <draw:text-box>
            <text:p><text:span text:style-name="T9">Worker</text:span></text:p>
          </draw:text-box>
        </draw:frame>
        <draw:custom-shape draw:style-name="gr67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1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3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3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3" draw:layer="layout" svg:width="1.419cm" svg:height="0.629cm" svg:x="8.487cm" svg:y="8.751cm">
          <text:p text:style-name="P8"><text:span text:style-name="T9">T</text:span><text:span text:style-name="T9">a</text:span><text:span text:style-name="T9">s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8" draw:layer="layout" svg:width="2.462cm" svg:height="0.806cm" svg:x="7.972cm" svg:y="7.758cm">
          <draw:text-box>
            <text:p><text:span text:style-name="T9">Executor</text:span></text:p>
          </draw:text-box>
        </draw:frame>
        <draw:frame draw:style-name="gr78" draw:text-style-name="P38" draw:layer="layout" svg:width="2.09cm" svg:height="0.806cm" svg:x="8.02cm" svg:y="6.912cm">
          <draw:text-box>
            <text:p><text:span text:style-name="T9">Worker</text:span></text:p>
          </draw:text-box>
        </draw:frame>
        <draw:custom-shape draw:style-name="gr67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3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3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3" draw:layer="layout" svg:width="1.419cm" svg:height="0.629cm" svg:x="15.0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8" draw:layer="layout" svg:width="2.462cm" svg:height="0.806cm" svg:x="14.554cm" svg:y="7.758cm">
          <draw:text-box>
            <text:p><text:span text:style-name="T9">Executor</text:span></text:p>
          </draw:text-box>
        </draw:frame>
        <draw:frame draw:style-name="gr78" draw:text-style-name="P38" draw:layer="layout" svg:width="2.09cm" svg:height="0.806cm" svg:x="14.602cm" svg:y="6.912cm">
          <draw:text-box>
            <text:p><text:span text:style-name="T9">Worker</text:span></text:p>
          </draw:text-box>
        </draw:frame>
        <draw:custom-shape draw:style-name="gr76" draw:text-style-name="P37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5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6" draw:text-style-name="P37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5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0" draw:text-style-name="P7" draw:layer="layout" svg:x1="12.816cm" svg:y1="11.53cm" svg:x2="14.848cm" svg:y2="11.53cm">
          <text:p/>
        </draw:line>
        <draw:line draw:style-name="gr81" draw:text-style-name="P7" draw:layer="layout" svg:x1="12.816cm" svg:y1="12.546cm" svg:x2="14.848cm" svg:y2="12.546cm">
          <text:p/>
        </draw:line>
        <draw:line draw:style-name="gr82" draw:text-style-name="P7" draw:layer="layout" svg:x1="2.794cm" svg:y1="10.36cm" svg:x2="20.574cm" svg:y2="10.36cm">
          <text:p/>
        </draw:line>
        <draw:frame draw:style-name="gr83" draw:text-style-name="P38" draw:layer="layout" svg:width="2.377cm" svg:height="1.524cm" svg:x="18.759cm" svg:y="10.435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84" draw:text-style-name="P38" draw:layer="layout" svg:width="3.724cm" svg:height="1.361cm" svg:x="18.706cm" svg:y="11.992cm">
          <draw:text-box>
            <text:p><text:span text:style-name="T9">Disaggregated</text:span></text:p>
            <text:p><text:span text:style-name="T9">Crail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85" draw:text-style-name="P40" draw:layer="layout" svg:width="1.954cm" svg:height="1.361cm" svg:x="2.042cm" svg:y="10.821cm">
          <draw:text-box>
            <text:p text:style-name="P39"><text:span text:style-name="T9">DRAM</text:span></text:p>
            <text:p text:style-name="P39"><text:span text:style-name="T9">tier</text:span></text:p>
          </draw:text-box>
        </draw:frame>
        <draw:frame draw:style-name="gr86" draw:text-style-name="P40" draw:layer="layout" svg:width="1.713cm" svg:height="1.361cm" svg:x="2.242cm" svg:y="12.091cm">
          <draw:text-box>
            <text:p text:style-name="P39"><text:span text:style-name="T9">Flash</text:span></text:p>
            <text:p text:style-name="P39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87" draw:text-style-name="P41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88" draw:text-style-name="P42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2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42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5" draw:layer="layout" svg:width="1.524cm" svg:height="2.305cm" svg:x="4.456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1" draw:text-style-name="P35" draw:layer="layout" svg:width="1.524cm" svg:height="2.305cm" svg:x="9.352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1" draw:text-style-name="P35" draw:layer="layout" svg:width="1.524cm" svg:height="2.305cm" svg:x="15.948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4" draw:text-style-name="P35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6" draw:text-style-name="P37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3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style-name="gr92" draw:text-style-name="P31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1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1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custom-shape draw:style-name="gr66" draw:text-style-name="P31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1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1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1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1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4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4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4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4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5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5" draw:text-style-name="P36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7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7" draw:text-style-name="P38" draw:layer="layout" svg:width="2.462cm" svg:height="0.806cm" svg:x="5.284cm" svg:y="7.758cm">
          <draw:text-box>
            <text:p><text:span text:style-name="T9">Executor</text:span></text:p>
          </draw:text-box>
        </draw:frame>
        <draw:custom-shape draw:style-name="gr92" draw:text-style-name="P31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1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4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4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4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8" draw:layer="layout" svg:width="2.462cm" svg:height="0.806cm" svg:x="9.472cm" svg:y="7.758cm">
          <draw:text-box>
            <text:p><text:span text:style-name="T9">Executor</text:span></text:p>
          </draw:text-box>
        </draw:frame>
        <draw:custom-shape draw:style-name="gr92" draw:text-style-name="P31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1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4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4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4" draw:layer="layout" svg:width="1.419cm" svg:height="0.629cm" svg:x="15.669cm" svg:y="8.751cm">
          <text:p text:style-name="P8"><text:span text:style-name="T9">Tas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8" draw:layer="layout" svg:width="2.462cm" svg:height="0.806cm" svg:x="15.154cm" svg:y="7.758cm">
          <draw:text-box>
            <text:p><text:span text:style-name="T9">Executor</text:span></text:p>
          </draw:text-box>
        </draw:frame>
        <draw:custom-shape draw:style-name="gr76" draw:text-style-name="P37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5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6" draw:text-style-name="P37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5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0" draw:text-style-name="P7" draw:layer="layout" svg:x1="12.816cm" svg:y1="11.53cm" svg:x2="14.848cm" svg:y2="11.53cm">
          <text:p/>
        </draw:line>
        <draw:line draw:style-name="gr81" draw:text-style-name="P7" draw:layer="layout" svg:x1="12.816cm" svg:y1="12.546cm" svg:x2="14.848cm" svg:y2="12.546cm">
          <text:p/>
        </draw:line>
        <draw:line draw:style-name="gr82" draw:text-style-name="P7" draw:layer="layout" svg:x1="2.794cm" svg:y1="10.36cm" svg:x2="20.574cm" svg:y2="10.36cm">
          <text:p/>
        </draw:line>
        <draw:frame draw:style-name="gr83" draw:text-style-name="P38" draw:layer="layout" svg:width="2.377cm" svg:height="1.524cm" svg:x="18.759cm" svg:y="10.598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84" draw:text-style-name="P38" draw:layer="layout" svg:width="3.724cm" svg:height="1.361cm" svg:x="18.706cm" svg:y="11.992cm">
          <draw:text-box>
            <text:p><text:span text:style-name="T9">Disaggregated</text:span></text:p>
            <text:p><text:span text:style-name="T10">Crail</text:span><text:span text:style-name="T9">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85" draw:text-style-name="P40" draw:layer="layout" svg:width="1.954cm" svg:height="1.361cm" svg:x="2.042cm" svg:y="10.821cm">
          <draw:text-box>
            <text:p text:style-name="P39"><text:span text:style-name="T9">DRAM</text:span></text:p>
            <text:p text:style-name="P39"><text:span text:style-name="T9">tier</text:span></text:p>
          </draw:text-box>
        </draw:frame>
        <draw:frame draw:style-name="gr86" draw:text-style-name="P40" draw:layer="layout" svg:width="1.713cm" svg:height="1.361cm" svg:x="2.242cm" svg:y="12.091cm">
          <draw:text-box>
            <text:p text:style-name="P39"><text:span text:style-name="T9">Flash</text:span></text:p>
            <text:p text:style-name="P39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87" draw:text-style-name="P41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88" draw:text-style-name="P42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2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42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35" draw:layer="layout" svg:width="1.524cm" svg:height="2.305cm" svg:x="6.656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6" draw:text-style-name="P35" draw:layer="layout" svg:width="1.524cm" svg:height="2.305cm" svg:x="10.852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6" draw:text-style-name="P35" draw:layer="layout" svg:width="1.524cm" svg:height="2.305cm" svg:x="16.548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4" draw:text-style-name="P35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6" draw:text-style-name="P37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7" draw:text-style-name="P45" draw:layer="layout" svg:width="3.29cm" svg:height="0.806cm" svg:x="4.8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97" draw:text-style-name="P45" draw:layer="layout" svg:width="3.29cm" svg:height="0.806cm" svg:x="9.0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97" draw:text-style-name="P45" draw:layer="layout" svg:width="3.29cm" svg:height="0.806cm" svg:x="14.738cm" svg:y="6.588cm">
          <draw:text-box>
            <text:p text:style-name="P8"><text:span text:style-name="T9"><text:s text:c="4"/></text:span><text:span text:style-name="T9">Worker</text:span></text:p>
          </draw:text-box>
        </draw:frame>
        <draw:custom-shape draw:style-name="gr98" draw:text-style-name="P31" draw:layer="layout" svg:width="1.27cm" svg:height="2.234cm" svg:x="3.048cm" svg:y="7.366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4" draw:layer="layout" svg:width="1.778cm" svg:height="0.629cm" draw:transform="rotate (1.5707963267949) translate (3.366cm 9.398cm)">
          <text:p text:style-name="P8"><text:span text:style-name="T9">Contex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45" draw:layer="layout" svg:width="1.823cm" svg:height="0.806cm" svg:x="2.794cm" svg:y="6.588cm">
          <draw:text-box>
            <text:p text:style-name="P8"><text:span text:style-name="T9">Driver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3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92" draw:text-style-name="P31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1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1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custom-shape draw:style-name="gr66" draw:text-style-name="P31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1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1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1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1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4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4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4" draw:layer="layout" svg:width="1.419cm" svg:height="0.629cm" svg:x="5.799cm" svg:y="8.751cm">
          <text:p text:style-name="P8"><text:span text:style-name="T9">Tas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4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5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5" draw:text-style-name="P36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7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7" draw:text-style-name="P38" draw:layer="layout" svg:width="2.462cm" svg:height="0.806cm" svg:x="5.284cm" svg:y="7.758cm">
          <draw:text-box>
            <text:p><text:span text:style-name="T9">Executor</text:span></text:p>
          </draw:text-box>
        </draw:frame>
        <draw:custom-shape draw:style-name="gr92" draw:text-style-name="P31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1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4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4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4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8" draw:layer="layout" svg:width="2.462cm" svg:height="0.806cm" svg:x="9.472cm" svg:y="7.758cm">
          <draw:text-box>
            <text:p><text:span text:style-name="T9">Executor</text:span></text:p>
          </draw:text-box>
        </draw:frame>
        <draw:custom-shape draw:style-name="gr92" draw:text-style-name="P31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1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4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4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4" draw:layer="layout" svg:width="1.419cm" svg:height="0.629cm" svg:x="15.669cm" svg:y="8.751cm">
          <text:p text:style-name="P8"><text:span text:style-name="T9">T</text:span><text:span text:style-name="T9">a</text:span><text:span text:style-name="T9">s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8" draw:layer="layout" svg:width="2.462cm" svg:height="0.806cm" svg:x="15.154cm" svg:y="7.758cm">
          <draw:text-box>
            <text:p><text:span text:style-name="T9">Executor</text:span></text:p>
          </draw:text-box>
        </draw:frame>
        <draw:custom-shape draw:style-name="gr76" draw:text-style-name="P37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5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6" draw:text-style-name="P37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5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0" draw:text-style-name="P7" draw:layer="layout" svg:x1="12.816cm" svg:y1="11.53cm" svg:x2="14.848cm" svg:y2="11.53cm">
          <text:p/>
        </draw:line>
        <draw:line draw:style-name="gr81" draw:text-style-name="P7" draw:layer="layout" svg:x1="12.816cm" svg:y1="12.546cm" svg:x2="14.848cm" svg:y2="12.546cm">
          <text:p/>
        </draw:line>
        <draw:line draw:style-name="gr82" draw:text-style-name="P7" draw:layer="layout" svg:x1="2.794cm" svg:y1="10.36cm" svg:x2="20.574cm" svg:y2="10.36cm">
          <text:p/>
        </draw:line>
        <draw:frame draw:style-name="gr83" draw:text-style-name="P38" draw:layer="layout" svg:width="2.377cm" svg:height="1.524cm" svg:x="18.759cm" svg:y="10.598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84" draw:text-style-name="P38" draw:layer="layout" svg:width="3.724cm" svg:height="1.361cm" svg:x="18.706cm" svg:y="11.992cm">
          <draw:text-box>
            <text:p><text:span text:style-name="T9">Disaggregated</text:span></text:p>
            <text:p><text:span text:style-name="T10">Crail</text:span><text:span text:style-name="T9">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85" draw:text-style-name="P40" draw:layer="layout" svg:width="1.954cm" svg:height="1.361cm" svg:x="2.042cm" svg:y="10.821cm">
          <draw:text-box>
            <text:p text:style-name="P39"><text:span text:style-name="T9">DRAM</text:span></text:p>
            <text:p text:style-name="P39"><text:span text:style-name="T9">tier</text:span></text:p>
          </draw:text-box>
        </draw:frame>
        <draw:frame draw:style-name="gr86" draw:text-style-name="P40" draw:layer="layout" svg:width="1.713cm" svg:height="1.361cm" svg:x="2.242cm" svg:y="12.091cm">
          <draw:text-box>
            <text:p text:style-name="P39"><text:span text:style-name="T9">Flash</text:span></text:p>
            <text:p text:style-name="P39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87" draw:text-style-name="P41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88" draw:text-style-name="P42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2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42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5" draw:layer="layout" svg:width="1.524cm" svg:height="2.305cm" svg:x="6.656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1" draw:text-style-name="P35" draw:layer="layout" svg:width="1.524cm" svg:height="2.305cm" svg:x="10.852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1" draw:text-style-name="P35" draw:layer="layout" svg:width="1.524cm" svg:height="2.305cm" svg:x="16.548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4" draw:text-style-name="P35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6" draw:text-style-name="P37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7" draw:text-style-name="P45" draw:layer="layout" svg:width="3.29cm" svg:height="0.806cm" svg:x="4.8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97" draw:text-style-name="P45" draw:layer="layout" svg:width="3.29cm" svg:height="0.806cm" svg:x="9.0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97" draw:text-style-name="P45" draw:layer="layout" svg:width="3.29cm" svg:height="0.806cm" svg:x="14.738cm" svg:y="6.588cm">
          <draw:text-box>
            <text:p text:style-name="P8"><text:span text:style-name="T9"><text:s text:c="4"/></text:span><text:span text:style-name="T9">Worker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3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102" draw:text-style-name="P44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4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4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custom-shape draw:style-name="gr66" draw:text-style-name="P31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1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1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4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4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2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2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2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4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5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5" draw:text-style-name="P36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7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7" draw:text-style-name="P38" draw:layer="layout" svg:width="2.462cm" svg:height="0.806cm" svg:x="5.284cm" svg:y="7.758cm">
          <draw:text-box>
            <text:p><text:span text:style-name="T9">Executor</text:span></text:p>
          </draw:text-box>
        </draw:frame>
        <draw:custom-shape draw:style-name="gr102" draw:text-style-name="P44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4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2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2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2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8" draw:layer="layout" svg:width="2.462cm" svg:height="0.806cm" svg:x="9.472cm" svg:y="7.758cm">
          <draw:text-box>
            <text:p><text:span text:style-name="T9">Executor</text:span></text:p>
          </draw:text-box>
        </draw:frame>
        <draw:custom-shape draw:style-name="gr102" draw:text-style-name="P44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4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2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2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2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8" draw:layer="layout" svg:width="2.462cm" svg:height="0.806cm" svg:x="15.154cm" svg:y="7.758cm">
          <draw:text-box>
            <text:p><text:span text:style-name="T9">Executor</text:span></text:p>
          </draw:text-box>
        </draw:frame>
        <draw:custom-shape draw:style-name="gr76" draw:text-style-name="P37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5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6" draw:text-style-name="P37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5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0" draw:text-style-name="P7" draw:layer="layout" svg:x1="12.816cm" svg:y1="11.53cm" svg:x2="14.848cm" svg:y2="11.53cm">
          <text:p/>
        </draw:line>
        <draw:line draw:style-name="gr81" draw:text-style-name="P7" draw:layer="layout" svg:x1="12.816cm" svg:y1="12.546cm" svg:x2="14.848cm" svg:y2="12.546cm">
          <text:p/>
        </draw:line>
        <draw:line draw:style-name="gr82" draw:text-style-name="P7" draw:layer="layout" svg:x1="2.794cm" svg:y1="10.36cm" svg:x2="20.574cm" svg:y2="10.36cm">
          <text:p/>
        </draw:line>
        <draw:frame draw:style-name="gr83" draw:text-style-name="P38" draw:layer="layout" svg:width="2.377cm" svg:height="1.524cm" svg:x="18.759cm" svg:y="10.598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84" draw:text-style-name="P38" draw:layer="layout" svg:width="3.724cm" svg:height="1.361cm" svg:x="18.706cm" svg:y="11.992cm">
          <draw:text-box>
            <text:p><text:span text:style-name="T9">Disaggregated</text:span></text:p>
            <text:p><text:span text:style-name="T10">Crail</text:span><text:span text:style-name="T9">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85" draw:text-style-name="P40" draw:layer="layout" svg:width="1.954cm" svg:height="1.361cm" svg:x="2.042cm" svg:y="10.821cm">
          <draw:text-box>
            <text:p text:style-name="P39"><text:span text:style-name="T9">DRAM</text:span></text:p>
            <text:p text:style-name="P39"><text:span text:style-name="T9">tier</text:span></text:p>
          </draw:text-box>
        </draw:frame>
        <draw:frame draw:style-name="gr86" draw:text-style-name="P40" draw:layer="layout" svg:width="1.713cm" svg:height="1.361cm" svg:x="2.242cm" svg:y="12.091cm">
          <draw:text-box>
            <text:p text:style-name="P39"><text:span text:style-name="T9">Flash</text:span></text:p>
            <text:p text:style-name="P39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87" draw:text-style-name="P41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88" draw:text-style-name="P42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2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42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5" draw:layer="layout" svg:width="1.524cm" svg:height="2.305cm" svg:x="6.656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1" draw:text-style-name="P35" draw:layer="layout" svg:width="1.524cm" svg:height="2.305cm" svg:x="10.852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1" draw:text-style-name="P35" draw:layer="layout" svg:width="1.524cm" svg:height="2.305cm" svg:x="16.548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4" draw:text-style-name="P35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6" draw:text-style-name="P37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7" draw:text-style-name="P45" draw:layer="layout" svg:width="3.29cm" svg:height="0.806cm" svg:x="4.8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97" draw:text-style-name="P45" draw:layer="layout" svg:width="3.29cm" svg:height="0.806cm" svg:x="9.0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97" draw:text-style-name="P45" draw:layer="layout" svg:width="3.29cm" svg:height="0.806cm" svg:x="14.738cm" svg:y="6.588cm">
          <draw:text-box>
            <text:p text:style-name="P8"><text:span text:style-name="T9"><text:s text:c="4"/></text:span><text:span text:style-name="T9">Worker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8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3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1T19">
        <office:forms form:automatic-focus="false" form:apply-design-mode="false"/>
        <draw:custom-shape draw:style-name="gr65" draw:text-style-name="P31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custom-shape draw:style-name="gr66" draw:text-style-name="P31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1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1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1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3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3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3" draw:layer="layout" svg:width="1.419cm" svg:height="0.629cm" svg:x="3.599cm" svg:y="8.751cm">
          <text:p text:style-name="P8"><text:span text:style-name="T9">T</text:span><text:span text:style-name="T9">a</text:span><text:span text:style-name="T9">s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4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5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5" draw:text-style-name="P36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7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7" draw:text-style-name="P38" draw:layer="layout" svg:width="2.462cm" svg:height="0.806cm" svg:x="3.084cm" svg:y="7.758cm">
          <draw:text-box>
            <text:p><text:span text:style-name="T9">Executor</text:span></text:p>
          </draw:text-box>
        </draw:frame>
        <draw:frame draw:style-name="gr78" draw:text-style-name="P38" draw:layer="layout" svg:width="2.09cm" svg:height="0.806cm" svg:x="3.132cm" svg:y="6.912cm">
          <draw:text-box>
            <text:p><text:span text:style-name="T9">Worker</text:span></text:p>
          </draw:text-box>
        </draw:frame>
        <draw:custom-shape draw:style-name="gr67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1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3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3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3" draw:layer="layout" svg:width="1.419cm" svg:height="0.629cm" svg:x="8.487cm" svg:y="8.751cm">
          <text:p text:style-name="P8"><text:span text:style-name="T9">Tas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8" draw:layer="layout" svg:width="2.462cm" svg:height="0.806cm" svg:x="7.972cm" svg:y="7.758cm">
          <draw:text-box>
            <text:p><text:span text:style-name="T9">Executor</text:span></text:p>
          </draw:text-box>
        </draw:frame>
        <draw:frame draw:style-name="gr78" draw:text-style-name="P38" draw:layer="layout" svg:width="2.09cm" svg:height="0.806cm" svg:x="8.02cm" svg:y="6.912cm">
          <draw:text-box>
            <text:p><text:span text:style-name="T9">Worker</text:span></text:p>
          </draw:text-box>
        </draw:frame>
        <draw:custom-shape draw:style-name="gr67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3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3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3" draw:layer="layout" svg:width="1.419cm" svg:height="0.629cm" svg:x="15.069cm" svg:y="8.751cm">
          <text:p text:style-name="P8"><text:span text:style-name="T9">Tas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8" draw:layer="layout" svg:width="2.462cm" svg:height="0.806cm" svg:x="14.554cm" svg:y="7.758cm">
          <draw:text-box>
            <text:p><text:span text:style-name="T9">Executor</text:span></text:p>
          </draw:text-box>
        </draw:frame>
        <draw:frame draw:style-name="gr78" draw:text-style-name="P38" draw:layer="layout" svg:width="2.09cm" svg:height="0.806cm" svg:x="14.602cm" svg:y="6.912cm">
          <draw:text-box>
            <text:p><text:span text:style-name="T9">Worker</text:span></text:p>
          </draw:text-box>
        </draw:frame>
        <draw:custom-shape draw:style-name="gr76" draw:text-style-name="P37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5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6" draw:text-style-name="P37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7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5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5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0" draw:text-style-name="P7" draw:layer="layout" svg:x1="12.816cm" svg:y1="11.53cm" svg:x2="14.848cm" svg:y2="11.53cm">
          <text:p/>
        </draw:line>
        <draw:line draw:style-name="gr81" draw:text-style-name="P7" draw:layer="layout" svg:x1="12.816cm" svg:y1="12.546cm" svg:x2="14.848cm" svg:y2="12.546cm">
          <text:p/>
        </draw:line>
        <draw:line draw:style-name="gr82" draw:text-style-name="P7" draw:layer="layout" svg:x1="2.794cm" svg:y1="10.36cm" svg:x2="20.574cm" svg:y2="10.36cm">
          <text:p/>
        </draw:line>
        <draw:frame draw:style-name="gr83" draw:text-style-name="P38" draw:layer="layout" svg:width="2.377cm" svg:height="1.524cm" svg:x="18.759cm" svg:y="10.435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84" draw:text-style-name="P38" draw:layer="layout" svg:width="3.724cm" svg:height="1.361cm" svg:x="18.706cm" svg:y="11.992cm">
          <draw:text-box>
            <text:p><text:span text:style-name="T9">Disaggregated</text:span></text:p>
            <text:p><text:span text:style-name="T9">Crail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85" draw:text-style-name="P40" draw:layer="layout" svg:width="1.954cm" svg:height="1.361cm" svg:x="2.042cm" svg:y="10.821cm">
          <draw:text-box>
            <text:p text:style-name="P39"><text:span text:style-name="T9">DRAM</text:span></text:p>
            <text:p text:style-name="P39"><text:span text:style-name="T9">tier</text:span></text:p>
          </draw:text-box>
        </draw:frame>
        <draw:frame draw:style-name="gr86" draw:text-style-name="P40" draw:layer="layout" svg:width="1.713cm" svg:height="1.361cm" svg:x="2.242cm" svg:y="12.091cm">
          <draw:text-box>
            <text:p text:style-name="P39"><text:span text:style-name="T9">Flash</text:span></text:p>
            <text:p text:style-name="P39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87" draw:text-style-name="P41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88" draw:text-style-name="P42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2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42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5" draw:layer="layout" svg:width="1.524cm" svg:height="2.305cm" svg:x="4.456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1" draw:text-style-name="P35" draw:layer="layout" svg:width="1.524cm" svg:height="2.305cm" svg:x="9.352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1" draw:text-style-name="P35" draw:layer="layout" svg:width="1.524cm" svg:height="2.305cm" svg:x="15.948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4" draw:text-style-name="P35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6" draw:text-style-name="P37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106" draw:text-style-name="P31" draw:layer="layout" svg:width="4.38cm" svg:height="1.918cm" svg:x="7.512cm" svg:y="4.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8" draw:layer="layout" svg:width="3.556cm" svg:height="1.156cm" svg:x="7.728cm" svg:y="4.884cm">
            <text:p text:style-name="P8"><text:span text:style-name="T11">SparkContex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8" draw:text-style-name="P7" draw:layer="layout" svg:x1="8.896cm" svg:y1="6.079cm" svg:x2="4.673cm" svg:y2="7.716cm">
          <text:p/>
        </draw:line>
        <draw:line draw:style-name="gr108" draw:text-style-name="P7" draw:layer="layout" svg:x1="9.245cm" svg:y1="6.079cm" svg:x2="5.53cm" svg:y2="7.857cm">
          <text:p/>
        </draw:line>
        <draw:line draw:style-name="gr108" draw:text-style-name="P7" draw:layer="layout" svg:x1="9.499cm" svg:y1="6.062cm" svg:x2="10.102cm" svg:y2="7.686cm">
          <text:p/>
        </draw:line>
        <draw:line draw:style-name="gr108" draw:text-style-name="P7" draw:layer="layout" svg:x1="9.753cm" svg:y1="6.057cm" svg:x2="10.515cm" svg:y2="7.788cm">
          <text:p/>
        </draw:line>
        <draw:line draw:style-name="gr108" draw:text-style-name="P7" draw:layer="layout" svg:x1="10.544cm" svg:y1="6.079cm" svg:x2="14.602cm" svg:y2="8.365cm">
          <text:p/>
        </draw:line>
        <draw:line draw:style-name="gr108" draw:text-style-name="P7" draw:layer="layout" svg:x1="10.703cm" svg:y1="6.079cm" svg:x2="14.582cm" svg:y2="8.004cm">
          <text:p/>
        </draw:lin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9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3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e of Your </text:span><text:span text:style-name="MT2">Presentation</text:span><text:span text:style-name="MT2"><text:line-break/></text:span><text:span text:style-name="MT2">Goes 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</text:span><text:span text:style-name="MT3">title styl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</text:span><text:span text:style-name="MT3">title styl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24</meta:editing-cycles>
    <meta:creation-date>2018-05-14T13:01:55.594807701</meta:creation-date>
    <dc:date>2019-02-26T16:14:04.589214126</dc:date>
    <meta:editing-duration>P2DT7H22M56S</meta:editing-duration>
    <meta:generator>LibreOffice/6.0.7.3$Linux_X86_64 LibreOffice_project/00m0$Build-3</meta:generator>
    <meta:document-statistic meta:object-count="63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